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ae1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ercício Backend: Desenvolvimento de um Sistema de Pedidos para Restaurante Self-Service</text:span></text:p>
      <text:p text:style-name="Text_20_body">Você foi contratado para desenvolver um sistema de pedidos para um restaurante self-service. O sistema deve permitir que os clientes façam pedidos de maneira prática, rápida e precisa. Abaixo estão os requisitos que seu sistema deve atender:</text:p>
      <text:h text:style-name="Heading_20_3" text:outline-level="3">Requisitos do Sistema</text:h>
      <text:list text:style-name="L1">
        <text:list-item>
          <text:p text:style-name="P1"><text:span text:style-name="Strong_20_Emphasis">Interface do Usuário</text:span>:</text:p>
          <text:list>
            <text:list-item>
              <text:p text:style-name="P2">A aplicação deve ser uma aplicação web com uma interface intuitiva e simples.</text:p>
            </text:list-item>
            <text:list-item>
              <text:p text:style-name="P2">A página inicial deve conter o título "Sistema de Pedidos para Restaurante Self-Service".</text:p>
            </text:list-item>
            <text:list-item>
              <text:p text:style-name="P2">Deve haver um campo onde o cliente insere seu nome.</text:p>
            </text:list-item>
            <text:list-item>
              <text:p text:style-name="P2">O sistema deve apresentar uma lista de pratos típicos do Ceará com seus preços. O cliente poderá selecionar múltiplos itens. Os pratos devem incluir, no mínimo:</text:p>
              <text:p text:style-name="P2"/>
              <text:list>
                <text:list-item>
                  <text:p text:style-name="P2">Baião de Dois - R$ 20,00</text:p>
                </text:list-item>
                <text:list-item>
                  <text:p text:style-name="P2">Carne de Sol com Macaxeira - R$ 25,00</text:p>
                </text:list-item>
                <text:list-item>
                  <text:p text:style-name="P2">Feijoada - R$ 30,00</text:p>
                </text:list-item>
                <text:list-item>
                  <text:p text:style-name="P2">Peixada Cearense - R$ 35,00</text:p>
                </text:list-item>
                <text:list-item>
                  <text:p text:style-name="P2"><text:span text:style-name="T1">Arroz a Grega com frango grelhado</text:span> - R$ 1<text:span text:style-name="T1">7</text:span>,00</text:p>
                  <text:p text:style-name="P2"/>
                </text:list-item>
              </text:list>
            </text:list-item>
            <text:list-item>
              <text:p text:style-name="P2">Um campo para o cliente inserir o valor pago e um botão para calcular o troco.</text:p>
            </text:list-item>
          </text:list>
        </text:list-item>
        <text:list-item>
          <text:p text:style-name="P1"><text:span text:style-name="Strong_20_Emphasis">Funcionalidades</text:span>:</text:p>
          <text:list>
            <text:list-item>
              <text:p text:style-name="P2">O sistema deve permitir que o usuário registre um pedido, incluindo o nome do cliente e os pratos selecionados. Se o nome do cliente ou os pratos não forem selecionados, uma mensagem de erro deverá ser exibida.</text:p>
            </text:list-item>
            <text:list-item>
              <text:p text:style-name="P2">Após o registro do pedido, o sistema deve exibir uma mensagem confirmando o pedido e listar os pratos selecionados.</text:p>
            </text:list-item>
            <text:list-item>
              <text:p text:style-name="P2">O sistema deve calcular o valor total do pedido, somando os preços dos pratos selecionados.</text:p>
            </text:list-item>
            <text:list-item>
              <text:p text:style-name="P2">Deve calcular o troco a ser devolvido ao cliente com base no valor pago. Se o valor pago for insuficiente, uma mensagem de erro deve indicar a diferença em falta.</text:p>
            </text:list-item>
            <text:list-item>
              <text:p text:style-name="P2">O usuário poderá consultar todos os pedidos feitos, exibindo o nome do cliente, os pratos selecionados e o valor total.</text:p>
            </text:list-item>
          </text:list>
        </text:list-item>
        <text:list-item>
          <text:p text:style-name="P1"><text:span text:style-name="Strong_20_Emphasis">Estilo</text:span>:</text:p>
          <text:list>
            <text:list-item>
              <text:p text:style-name="P2">A aplicação deve ter um design minimalista, com cores leves e tipografia clara e legível.</text:p>
            </text:list-item>
            <text:list-item>
              <text:p text:style-name="P2">Todos os campos de entrada, como botões e caixas de texto, devem manter um estilo padronizado e um efeito visual suave ao serem clicados ou ao passar o mouse sobre eles.</text:p>
            </text:list-item>
          </text:list>
        </text:list-item>
        <text:list-item>
          <text:p text:style-name="P1"><text:span text:style-name="Strong_20_Emphasis">Tecnologias</text:span>:</text:p>
          <text:list>
            <text:list-item>
              <text:p text:style-name="P2">O sistema deve ser desenvolvido com HTML, CSS e JavaScript.</text:p>
            </text:list-item>
            <text:list-item>
              <text:p text:style-name="P2">Deve ser utilizado um arquivo CSS externo para estilização.</text:p>
            </text:list-item>
            <text:list-item>
              <text:p text:style-name="P1">A lógica de negócios deve ser implementada em um arquivo JavaScript separad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09:32:25.940000000</meta:creation-date>
    <dc:date>2024-10-30T09:35:52.238000000</dc:date>
    <meta:editing-duration>PT3M27S</meta:editing-duration>
    <meta:editing-cycles>1</meta:editing-cycles>
    <meta:document-statistic meta:table-count="0" meta:image-count="0" meta:object-count="0" meta:page-count="1" meta:paragraph-count="29" meta:word-count="391" meta:character-count="2193" meta:non-whitespace-character-count="1855"/>
    <meta:generator>LibreOffice/24.8.1.2$Windows_X86_64 LibreOffice_project/87fa9aec1a63e70835390b81c40bb8993f1d4ff6</meta:generator>
  </office:meta>
</office:document-meta>
</file>